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11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price Graphs" table:style-name="ta1">
        <table:shapes>
          <draw:frame draw:z-index="0" draw:style-name="gr1" draw:text-style-name="P1" svg:width="453.51pt" svg:height="255.09pt" svg:x="0.77pt" svg:y="283.86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3.54pt" svg:y="283.01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  <svg:title>Green</svg:title>
          </draw:frame>
          <draw:frame draw:z-index="2" draw:style-name="gr1" draw:text-style-name="P1" svg:width="453.51pt" svg:height="255.09pt" svg:x="907.74pt" svg:y="282.76pt">
            <loext:p draw:notify-on-update-of-ranges="'Monoprice Graphs'.A10:'Monoprice Graphs'.S10 'Monoprice Graphs'.A11:'Monoprice Graphs'.S11"/>
            <draw:object xlink:href="./Object 4" xlink:type="simple" xlink:show="embed" xlink:actuate="onLoad"/>
            <draw:image xlink:href="./ObjectReplacements/Object 4" xlink:type="simple" xlink:show="embed" xlink:actuate="onLoad"/>
            <svg:title>Green</svg:title>
          </draw:frame>
          <draw:frame draw:z-index="3" draw:style-name="gr1" draw:text-style-name="P1" svg:width="453.51pt" svg:height="255.09pt" svg:x="450.34pt" svg:y="548.5pt">
            <loext:p draw:notify-on-update-of-ranges="'Monoprice Graphs'.A13:'Monoprice Graphs'.S13 'Monoprice Graphs'.A14:'Monoprice Graphs'.S14"/>
            <draw:object xlink:href="./Object 5" xlink:type="simple" xlink:show="embed" xlink:actuate="onLoad"/>
            <draw:image xlink:href="./ObjectReplacements/Object 5" xlink:type="simple" xlink:show="embed" xlink:actuate="onLoad"/>
            <svg:title>Green</svg:title>
          </draw:frame>
        </table:shapes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2.4232" calcext:value-type="float">
            <text:p>112.4232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3.7139" calcext:value-type="float">
            <text:p>3.7139</text:p>
          </table:table-cell>
          <table:table-cell office:value-type="float" office:value="109.0741" calcext:value-type="float">
            <text:p>109.0741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2.2613" calcext:value-type="float">
            <text:p>152.2613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</table:table>
      <table:table table:name="Monoprice" table:style-name="ta1">
        <table:shapes>
          <draw:frame draw:z-index="0" draw:style-name="gr1" draw:text-style-name="P1" svg:width="453.2pt" svg:height="255.26pt" svg:x="95.95pt" svg:y="1152.77pt">
            <loext:p draw:notify-on-update-of-ranges="Monoprice.A81:Monoprice.A87 Monoprice.B81:Monoprice.B87 Monoprice.C81:Monoprice.C87 Monoprice.D81:Monoprice.D87 Monoprice.E81:Monoprice.E87 Monoprice.F81:Monoprice.F87 Monoprice.G81:Monoprice.G87 Monoprice.H81:Monoprice.H87 Monoprice.I81:Monoprice.I87 Monoprice.J81:Monoprice.J87 Monoprice.K81:Monoprice.K87 Monoprice.L81:Monoprice.L87 Monoprice.M81:Monoprice.M87 Monoprice.N81:Monoprice.N87 Monoprice.O81:Monoprice.O87 Monoprice.P81:Monoprice.P87 Monoprice.Q81:Monoprice.Q87 Monoprice.R81:Monoprice.R87 Monoprice.S81:Monoprice.S87 Monoprice.T81:Monoprice.T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Bright light</text:p>
          </table:table-cell>
          <table:table-cell office:value-type="float" office:value="61.2787" calcext:value-type="float">
            <text:p>61.2787</text:p>
          </table:table-cell>
          <table:table-cell office:value-type="float" office:value="456.7479" calcext:value-type="float">
            <text:p>456.7479</text:p>
          </table:table-cell>
          <table:table-cell office:value-type="float" office:value="413.658" calcext:value-type="float">
            <text:p>413.658</text:p>
          </table:table-cell>
          <table:table-cell office:value-type="float" office:value="163.5174" calcext:value-type="float">
            <text:p>163.5174</text:p>
          </table:table-cell>
          <table:table-cell office:value-type="float" office:value="402.5771" calcext:value-type="float">
            <text:p>402.5771</text:p>
          </table:table-cell>
          <table:table-cell office:value-type="float" office:value="696.5967" calcext:value-type="float">
            <text:p>696.5967</text:p>
          </table:table-cell>
          <table:table-cell office:value-type="float" office:value="389.0109" calcext:value-type="float">
            <text:p>389.0109</text:p>
          </table:table-cell>
          <table:table-cell office:value-type="float" office:value="573.9871" calcext:value-type="float">
            <text:p>573.9871</text:p>
          </table:table-cell>
          <table:table-cell office:value-type="float" office:value="1260.7161" calcext:value-type="float">
            <text:p>1260.7161</text:p>
          </table:table-cell>
          <table:table-cell office:value-type="float" office:value="148.491" calcext:value-type="float">
            <text:p>148.491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2.4449" calcext:value-type="float">
            <text:p>142.44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0.3502" calcext:value-type="float">
            <text:p>60.3502</text:p>
          </table:table-cell>
          <table:table-cell office:value-type="float" office:value="455.774" calcext:value-type="float">
            <text:p>455.774</text:p>
          </table:table-cell>
          <table:table-cell office:value-type="float" office:value="412.7778" calcext:value-type="float">
            <text:p>412.7778</text:p>
          </table:table-cell>
          <table:table-cell office:value-type="float" office:value="162.5499" calcext:value-type="float">
            <text:p>162.5499</text:p>
          </table:table-cell>
          <table:table-cell office:value-type="float" office:value="401.7862" calcext:value-type="float">
            <text:p>401.7862</text:p>
          </table:table-cell>
          <table:table-cell office:value-type="float" office:value="695.1736" calcext:value-type="float">
            <text:p>695.1736</text:p>
          </table:table-cell>
          <table:table-cell office:value-type="float" office:value="388.499" calcext:value-type="float">
            <text:p>388.499</text:p>
          </table:table-cell>
          <table:table-cell office:value-type="float" office:value="573.0635" calcext:value-type="float">
            <text:p>573.0635</text:p>
          </table:table-cell>
          <table:table-cell office:value-type="float" office:value="1259.5062" calcext:value-type="float">
            <text:p>1259.5062</text:p>
          </table:table-cell>
          <table:table-cell office:value-type="float" office:value="148.1112" calcext:value-type="float">
            <text:p>148.1112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9.4217" calcext:value-type="float">
            <text:p>59.4217</text:p>
          </table:table-cell>
          <table:table-cell office:value-type="float" office:value="453.8263" calcext:value-type="float">
            <text:p>453.8263</text:p>
          </table:table-cell>
          <table:table-cell office:value-type="float" office:value="411.0176" calcext:value-type="float">
            <text:p>411.0176</text:p>
          </table:table-cell>
          <table:table-cell office:value-type="float" office:value="159.6472" calcext:value-type="float">
            <text:p>159.6472</text:p>
          </table:table-cell>
          <table:table-cell office:value-type="float" office:value="400.2043" calcext:value-type="float">
            <text:p>400.2043</text:p>
          </table:table-cell>
          <table:table-cell office:value-type="float" office:value="693.039" calcext:value-type="float">
            <text:p>693.039</text:p>
          </table:table-cell>
          <table:table-cell office:value-type="float" office:value="387.4753" calcext:value-type="float">
            <text:p>387.475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7.0864" calcext:value-type="float">
            <text:p>1257.0864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8.4933" calcext:value-type="float">
            <text:p>58.4933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9.2574" calcext:value-type="float">
            <text:p>409.2574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5986" calcext:value-type="float">
            <text:p>566.5986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1368" calcext:value-type="float">
            <text:p>566.1368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9.4813" calcext:value-type="float">
            <text:p>689.4813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5.2133" calcext:value-type="float">
            <text:p>565.2133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4.7515" calcext:value-type="float">
            <text:p>564.7515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916" calcext:value-type="float">
            <text:p>384.916</text:p>
          </table:table-cell>
          <table:table-cell office:value-type="float" office:value="564.2897" calcext:value-type="float">
            <text:p>564.2897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8279" calcext:value-type="float">
            <text:p>563.8279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3662" calcext:value-type="float">
            <text:p>563.3662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2.9044" calcext:value-type="float">
            <text:p>562.9044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2.4426" calcext:value-type="float">
            <text:p>562.4426</text:p>
          </table:table-cell>
          <table:table-cell office:value-type="float" office:value="1253.4567" calcext:value-type="float">
            <text:p>1253.4567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5191" calcext:value-type="float">
            <text:p>561.5191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5955" calcext:value-type="float">
            <text:p>560.5955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0573" calcext:value-type="float">
            <text:p>561.0573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3.9766" calcext:value-type="float">
            <text:p>403.9766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395.4589" calcext:value-type="float">
            <text:p>395.4589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49.827" calcext:value-type="float">
            <text:p>1249.827</text:p>
          </table:table-cell>
          <table:table-cell office:value-type="float" office:value="146.9719" calcext:value-type="float">
            <text:p>146.9719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1338" calcext:value-type="float">
            <text:p>560.1338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275.607" calcext:value-type="float">
            <text:p>275.607</text:p>
          </table:table-cell>
          <table:table-cell office:value-type="float" office:value="244.6743" calcext:value-type="float">
            <text:p>244.6743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219.8751" calcext:value-type="float">
            <text:p>219.8751</text:p>
          </table:table-cell>
          <table:table-cell office:value-type="float" office:value="684.5005" calcext:value-type="float">
            <text:p>684.5005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537" calcext:value-type="float">
            <text:p>23.537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0.3502" calcext:value-type="float">
            <text:p>60.3502</text:p>
          </table:table-cell>
          <table:table-cell office:value-type="float" office:value="460.6434" calcext:value-type="float">
            <text:p>460.6434</text:p>
          </table:table-cell>
          <table:table-cell office:value-type="float" office:value="421.5791" calcext:value-type="float">
            <text:p>421.5791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98.2243" calcext:value-type="float">
            <text:p>398.224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4.5909" calcext:value-type="float">
            <text:p>24.5909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right light moved away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2.099" calcext:value-type="float">
            <text:p>12.099</text:p>
          </table:table-cell>
          <table:table-cell office:value-type="float" office:value="3.7977" calcext:value-type="float">
            <text:p>3.7977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4.5188" calcext:value-type="float">
            <text:p>14.5188</text:p>
          </table:table-cell>
          <table:table-cell office:value-type="float" office:value="3.0382" calcext:value-type="float">
            <text:p>3.0382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5.5364" calcext:value-type="float">
            <text:p>5.5364</text:p>
          </table:table-cell>
          <table:table-cell office:value-type="float" office:value="6.4039" calcext:value-type="float">
            <text:p>6.4039</text:p>
          </table:table-cell>
          <table:table-cell office:value-type="float" office:value="4.0949" calcext:value-type="float">
            <text:p>4.0949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3.7977" calcext:value-type="float">
            <text:p>3.7977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5.7287" calcext:value-type="float">
            <text:p>15.7287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4.6178" calcext:value-type="float">
            <text:p>4.6178</text:p>
          </table:table-cell>
          <table:table-cell office:value-type="float" office:value="19.3584" calcext:value-type="float">
            <text:p>19.3584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5.5364" calcext:value-type="float">
            <text:p>5.5364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3.5205" calcext:value-type="float">
            <text:p>3.5205</text:p>
          </table:table-cell>
          <table:table-cell office:value-type="float" office:value="2.9027" calcext:value-type="float">
            <text:p>2.9027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3.3089" calcext:value-type="float">
            <text:p>13.3089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1.7602" calcext:value-type="float">
            <text:p>1.7602</text:p>
          </table:table-cell>
          <table:table-cell office:value-type="float" office:value="1.9351" calcext:value-type="float">
            <text:p>1.9351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0.5119" calcext:value-type="float">
            <text:p>0.5119</text:p>
          </table:table-cell>
          <table:table-cell office:value-type="float" office:value="1.3853" calcext:value-type="float">
            <text:p>1.3853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4.7455" calcext:value-type="float">
            <text:p>4.7455</text:p>
          </table:table-cell>
          <table:table-cell office:value-type="float" office:value="3.5577" calcext:value-type="float">
            <text:p>3.5577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8471" calcext:value-type="float">
            <text:p>1.8471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5191" calcext:value-type="float">
            <text:p>1.5191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7.041" calcext:value-type="float">
            <text:p>7.041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l light switched off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8801" calcext:value-type="float">
            <text:p>0.88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099" calcext:value-type="float">
            <text:p>1.20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3818" calcext:value-type="float">
            <text:p>30.3818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2.4232" calcext:value-type="float">
            <text:p>112.4232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3.7139" calcext:value-type="float">
            <text:p>3.7139</text:p>
          </table:table-cell>
          <table:table-cell office:value-type="float" office:value="109.0741" calcext:value-type="float">
            <text:p>109.0741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2.2613" calcext:value-type="float">
            <text:p>152.2613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5.7158" calcext:value-type="float">
            <text:p>45.7158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3.0402" calcext:value-type="float">
            <text:p>33.0402</text:p>
          </table:table-cell>
          <table:table-cell office:value-type="float" office:value="42.8716" calcext:value-type="float">
            <text:p>42.8716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2501" calcext:value-type="float">
            <text:p>120.2501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3.42" calcext:value-type="float">
            <text:p>33.42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8.0769" calcext:value-type="float">
            <text:p>68.0769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4851" calcext:value-type="float">
            <text:p>9.4851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4.0216" calcext:value-type="float">
            <text:p>154.0216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9281" calcext:value-type="float">
            <text:p>75.9281</text:p>
          </table:table-cell>
          <table:table-cell office:value-type="float" office:value="121.6732" calcext:value-type="float">
            <text:p>121.6732</text:p>
          </table:table-cell>
          <table:table-cell office:value-type="float" office:value="67.565" calcext:value-type="float">
            <text:p>67.565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4.1795" calcext:value-type="float">
            <text:p>34.1795</text:p>
          </table:table-cell>
          <table:table-cell office:value-type="float" office:value="40.9229" calcext:value-type="float">
            <text:p>40.9229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table table:name="27Inch Graphs" table:style-name="ta1">
        <table:shapes>
          <draw:frame draw:z-index="0" draw:style-name="gr1" draw:text-style-name="P1" svg:width="453.51pt" svg:height="255.09pt" svg:x="0.77pt" svg:y="283.86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53.54pt" svg:y="283.01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  <svg:title>Green</svg:title>
          </draw:frame>
          <draw:frame draw:z-index="2" draw:style-name="gr1" draw:text-style-name="P1" svg:width="453.51pt" svg:height="255.09pt" svg:x="907.74pt" svg:y="282.76pt">
            <loext:p draw:notify-on-update-of-ranges="'27Inch Graphs'.A10:'27Inch Graphs'.S10 '27Inch Graphs'.A11:'27Inch Graphs'.S11"/>
            <draw:object xlink:href="./Object 8" xlink:type="simple" xlink:show="embed" xlink:actuate="onLoad"/>
            <draw:image xlink:href="./ObjectReplacements/Object 8" xlink:type="simple" xlink:show="embed" xlink:actuate="onLoad"/>
            <svg:title>Green</svg:title>
          </draw:frame>
          <draw:frame draw:z-index="3" draw:style-name="gr1" draw:text-style-name="P1" svg:width="453.51pt" svg:height="255.09pt" svg:x="450.34pt" svg:y="548.5pt">
            <loext:p draw:notify-on-update-of-ranges="'27Inch Graphs'.A13:'27Inch Graphs'.S13 '27Inch Graphs'.A14:'27Inch Graphs'.S14"/>
            <draw:object xlink:href="./Object 9" xlink:type="simple" xlink:show="embed" xlink:actuate="onLoad"/>
            <draw:image xlink:href="./ObjectReplacements/Object 9" xlink:type="simple" xlink:show="embed" xlink:actuate="onLoad"/>
            <svg:title>Green</svg:title>
          </draw:frame>
        </table:shapes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</table:table>
      <table:table table:name="27Inch" table:style-name="ta1"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7.7405" calcext:value-type="float">
            <text:p>7.7405</text:p>
          </table:table-cell>
          <table:table-cell office:value-type="float" office:value="4.7455" calcext:value-type="float">
            <text:p>4.7455</text:p>
          </table:table-cell>
          <table:table-cell office:value-type="float" office:value="15.6539" calcext:value-type="float">
            <text:p>15.6539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3.5205" calcext:value-type="float">
            <text:p>3.5205</text:p>
          </table:table-cell>
          <table:table-cell office:value-type="float" office:value="6.7729" calcext:value-type="float">
            <text:p>6.7729</text:p>
          </table:table-cell>
          <table:table-cell office:value-type="float" office:value="3.1637" calcext:value-type="float">
            <text:p>3.1637</text:p>
          </table:table-cell>
          <table:table-cell office:value-type="float" office:value="12.8077" calcext:value-type="float">
            <text:p>12.8077</text:p>
          </table:table-cell>
          <table:table-cell office:value-type="float" office:value="11.2608" calcext:value-type="float">
            <text:p>11.2608</text:p>
          </table:table-cell>
          <table:table-cell office:value-type="float" office:value="5.5413" calcext:value-type="float">
            <text:p>5.5413</text:p>
          </table:table-cell>
          <table:table-cell office:value-type="float" office:value="62.9148" calcext:value-type="float">
            <text:p>62.9148</text:p>
          </table:table-cell>
          <table:table-cell office:value-type="float" office:value="4.5573" calcext:value-type="float">
            <text:p>4.5573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1.7602" calcext:value-type="float">
            <text:p>1.7602</text:p>
          </table:table-cell>
          <table:table-cell office:value-type="float" office:value="2.9027" calcext:value-type="float">
            <text:p>2.9027</text:p>
          </table:table-cell>
          <table:table-cell office:value-type="float" office:value="2.3728" calcext:value-type="float">
            <text:p>2.3728</text:p>
          </table:table-cell>
          <table:table-cell office:value-type="float" office:value="6.4039" calcext:value-type="float">
            <text:p>6.4039</text:p>
          </table:table-cell>
          <table:table-cell office:value-type="float" office:value="6.6541" calcext:value-type="float">
            <text:p>6.6541</text:p>
          </table:table-cell>
          <table:table-cell office:value-type="float" office:value="3.6942" calcext:value-type="float">
            <text:p>3.6942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2.7854" calcext:value-type="float">
            <text:p>2.7854</text:p>
          </table:table-cell>
          <table:table-cell office:value-type="float" office:value="12.6604" calcext:value-type="float">
            <text:p>12.6604</text:p>
          </table:table-cell>
          <table:table-cell office:value-type="float" office:value="6.1609" calcext:value-type="float">
            <text:p>6.160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6.3273" calcext:value-type="float">
            <text:p>6.3273</text:p>
          </table:table-cell>
          <table:table-cell office:value-type="float" office:value="26.3269" calcext:value-type="float">
            <text:p>26.3269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9.2355" calcext:value-type="float">
            <text:p>9.2355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6.4561" calcext:value-type="float">
            <text:p>6.4561</text:p>
          </table:table-cell>
          <table:table-cell office:value-type="float" office:value="2.9231" calcext:value-type="float">
            <text:p>2.923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8.708" calcext:value-type="float">
            <text:p>8.708</text:p>
          </table:table-cell>
          <table:table-cell office:value-type="float" office:value="7.1183" calcext:value-type="float">
            <text:p>7.1183</text:p>
          </table:table-cell>
          <table:table-cell office:value-type="float" office:value="29.1731" calcext:value-type="float">
            <text:p>29.1731</text:p>
          </table:table-cell>
          <table:table-cell office:value-type="float" office:value="5.6304" calcext:value-type="float">
            <text:p>5.6304</text:p>
          </table:table-cell>
          <table:table-cell office:value-type="float" office:value="1.3853" calcext:value-type="float">
            <text:p>1.3853</text:p>
          </table:table-cell>
          <table:table-cell office:value-type="float" office:value="79.8534" calcext:value-type="float">
            <text:p>79.8534</text:p>
          </table:table-cell>
          <table:table-cell office:value-type="float" office:value="14.0516" calcext:value-type="float">
            <text:p>14.0516</text:p>
          </table:table-cell>
          <table:table-cell office:value-type="float" office:value="5.8461" calcext:value-type="float">
            <text:p>5.846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" calcext:value-type="float">
            <text:p>0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4.7455" calcext:value-type="float">
            <text:p>4.7455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7.6778" calcext:value-type="float">
            <text:p>7.6778</text:p>
          </table:table-cell>
          <table:table-cell office:value-type="float" office:value="1.3853" calcext:value-type="float">
            <text:p>1.3853</text:p>
          </table:table-cell>
          <table:table-cell office:value-type="float" office:value="25.4079" calcext:value-type="float">
            <text:p>25.4079</text:p>
          </table:table-cell>
          <table:table-cell office:value-type="float" office:value="17.4695" calcext:value-type="float">
            <text:p>17.4695</text:p>
          </table:table-cell>
          <table:table-cell office:value-type="float" office:value="5.8461" calcext:value-type="float">
            <text:p>5.846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5.1291" calcext:value-type="float">
            <text:p>65.129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9.2134" calcext:value-type="float">
            <text:p>9.2134</text:p>
          </table:table-cell>
          <table:table-cell office:value-type="float" office:value="2.3089" calcext:value-type="float">
            <text:p>2.3089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36.8379" calcext:value-type="float">
            <text:p>36.8379</text:p>
          </table:table-cell>
          <table:table-cell office:value-type="float" office:value="6.8205" calcext:value-type="float">
            <text:p>6.8205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3.0502" calcext:value-type="float">
            <text:p>73.0502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3.8039" calcext:value-type="float">
            <text:p>73.8039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3.0502" calcext:value-type="float">
            <text:p>73.0502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41.3952" calcext:value-type="float">
            <text:p>41.3952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9808" calcext:value-type="float">
            <text:p>78.9808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6.2237" calcext:value-type="float">
            <text:p>76.2237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6.2237" calcext:value-type="float">
            <text:p>76.2237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8.473" calcext:value-type="float">
            <text:p>28.473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72.594" calcext:value-type="float">
            <text:p>72.594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6.3794" calcext:value-type="float">
            <text:p>16.3794</text:p>
          </table:table-cell>
          <table:table-cell office:value-type="float" office:value="1.8471" calcext:value-type="float">
            <text:p>1.8471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0.3798" calcext:value-type="float">
            <text:p>0.3798</text:p>
          </table:table-cell>
          <table:table-cell office:value-type="float" office:value="9.7436" calcext:value-type="float">
            <text:p>9.7436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35" calcext:value-type="float">
            <text:p>3.5835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3853" calcext:value-type="float">
            <text:p>1.3853</text:p>
          </table:table-cell>
          <table:table-cell office:value-type="float" office:value="1.2099" calcext:value-type="float">
            <text:p>1.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5.1291" calcext:value-type="float">
            <text:p>65.1291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4.7455" calcext:value-type="float">
            <text:p>4.7455</text:p>
          </table:table-cell>
          <table:table-cell office:value-type="float" office:value="3.5577" calcext:value-type="float">
            <text:p>3.5577</text:p>
          </table:table-cell>
          <table:table-cell office:value-type="float" office:value="8.1897" calcext:value-type="float">
            <text:p>8.1897</text:p>
          </table:table-cell>
          <table:table-cell office:value-type="float" office:value="0.9236" calcext:value-type="float">
            <text:p>0.9236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.4514" calcext:value-type="float">
            <text:p>20.4514</text:p>
          </table:table-cell>
          <table:table-cell office:value-type="float" office:value="66.0092" calcext:value-type="float">
            <text:p>66.0092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8.982" calcext:value-type="float">
            <text:p>18.982</text:p>
          </table:table-cell>
          <table:table-cell office:value-type="float" office:value="3.5577" calcext:value-type="float">
            <text:p>3.5577</text:p>
          </table:table-cell>
          <table:table-cell office:value-type="float" office:value="0.5119" calcext:value-type="float">
            <text:p>0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0" calcext:value-type="float">
            <text:p>0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4.8718" calcext:value-type="float">
            <text:p>4.8718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8.7368" calcext:value-type="float">
            <text:p>38.7368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1.6865" calcext:value-type="float">
            <text:p>11.6865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0.6431" calcext:value-type="float">
            <text:p>10.6431</text:p>
          </table:table-cell>
          <table:table-cell office:value-type="float" office:value="1.5818" calcext:value-type="float">
            <text:p>1.5818</text:p>
          </table:table-cell>
          <table:table-cell office:value-type="float" office:value="22.0577" calcext:value-type="float">
            <text:p>22.0577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72.594" calcext:value-type="float">
            <text:p>72.594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56.8653" calcext:value-type="float">
            <text:p>56.8653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6.3794" calcext:value-type="float">
            <text:p>16.3794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8.7016" calcext:value-type="float">
            <text:p>8.7016</text:p>
          </table:table-cell>
          <table:table-cell office:value-type="float" office:value="0.9236" calcext:value-type="float">
            <text:p>0.9236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0.7285" calcext:value-type="float">
            <text:p>60.728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22:33:40.920314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1:17:36.464726770</meta:creation-date>
    <dc:date>2019-01-28T16:29:07.821543502</dc:date>
    <meta:editing-duration>PT10M14S</meta:editing-duration>
    <meta:editing-cycles>7</meta:editing-cycles>
    <meta:generator>LibreOffice/5.1.6.2$Linux_X86_64 LibreOffice_project/10m0$Build-2</meta:generator>
    <meta:document-statistic meta:table-count="4" meta:cell-count="359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62cm" svg:y="1.963cm" style:legend-expansion="high" chart:style-name="ch2"/>
        <chart:plot-area chart:style-name="ch3" table:cell-range-address="Monoprice.A81:Monoprice.T87" chart:data-source-has-labels="column" svg:x="0.319cm" svg:y="0.18cm" svg:width="10.982cm" svg:height="8.646cm">
          <chartooo:coordinate-region svg:x="1.126cm" svg:y="0.379cm" svg:width="10.175cm" svg:height="7.8cm"/>
          <chart:axis chart:dimension="x" chart:name="primary-x" chart:style-name="ch4" chartooo:axis-type="auto">
            <chartooo:date-scale/>
            <chart:categories table:cell-range-address="Monoprice.A81:Monoprice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noprice.B81:Monoprice.B87" chart:class="chart:bar">
            <chart:data-point chart:repeated="7"/>
          </chart:series>
          <chart:series chart:style-name="ch8" chart:values-cell-range-address="Monoprice.C81:Monoprice.C87" chart:class="chart:bar">
            <chart:data-point chart:repeated="7"/>
          </chart:series>
          <chart:series chart:style-name="ch9" chart:values-cell-range-address="Monoprice.D81:Monoprice.D87" chart:class="chart:bar">
            <chart:data-point chart:repeated="7"/>
          </chart:series>
          <chart:series chart:style-name="ch10" chart:values-cell-range-address="Monoprice.E81:Monoprice.E87" chart:class="chart:bar">
            <chart:data-point chart:repeated="7"/>
          </chart:series>
          <chart:series chart:style-name="ch11" chart:values-cell-range-address="Monoprice.F81:Monoprice.F87" chart:class="chart:bar">
            <chart:data-point chart:repeated="7"/>
          </chart:series>
          <chart:series chart:style-name="ch12" chart:values-cell-range-address="Monoprice.G81:Monoprice.G87" chart:class="chart:bar">
            <chart:data-point chart:repeated="7"/>
          </chart:series>
          <chart:series chart:style-name="ch13" chart:values-cell-range-address="Monoprice.H81:Monoprice.H87" chart:class="chart:bar">
            <chart:data-point chart:repeated="7"/>
          </chart:series>
          <chart:series chart:style-name="ch14" chart:values-cell-range-address="Monoprice.I81:Monoprice.I87" chart:class="chart:bar">
            <chart:data-point chart:repeated="7"/>
          </chart:series>
          <chart:series chart:style-name="ch15" chart:values-cell-range-address="Monoprice.J81:Monoprice.J87" chart:class="chart:bar">
            <chart:data-point chart:repeated="7"/>
          </chart:series>
          <chart:series chart:style-name="ch16" chart:values-cell-range-address="Monoprice.K81:Monoprice.K87" chart:class="chart:bar">
            <chart:data-point chart:repeated="7"/>
          </chart:series>
          <chart:series chart:style-name="ch17" chart:values-cell-range-address="Monoprice.L81:Monoprice.L87" chart:class="chart:bar">
            <chart:data-point chart:repeated="7"/>
          </chart:series>
          <chart:series chart:style-name="ch18" chart:values-cell-range-address="Monoprice.M81:Monoprice.M87" chart:class="chart:bar">
            <chart:data-point chart:repeated="7"/>
          </chart:series>
          <chart:series chart:style-name="ch19" chart:values-cell-range-address="Monoprice.N81:Monoprice.N87" chart:class="chart:bar">
            <chart:data-point chart:repeated="7"/>
          </chart:series>
          <chart:series chart:style-name="ch20" chart:values-cell-range-address="Monoprice.O81:Monoprice.O87" chart:class="chart:bar">
            <chart:data-point chart:repeated="7"/>
          </chart:series>
          <chart:series chart:style-name="ch21" chart:values-cell-range-address="Monoprice.P81:Monoprice.P87" chart:class="chart:bar">
            <chart:data-point chart:repeated="7"/>
          </chart:series>
          <chart:series chart:style-name="ch10" chart:values-cell-range-address="Monoprice.Q81:Monoprice.Q87" chart:class="chart:bar">
            <chart:data-point chart:repeated="7"/>
          </chart:series>
          <chart:series chart:style-name="ch11" chart:values-cell-range-address="Monoprice.R81:Monoprice.R87" chart:class="chart:bar">
            <chart:data-point chart:repeated="7"/>
          </chart:series>
          <chart:series chart:style-name="ch12" chart:values-cell-range-address="Monoprice.S81:Monoprice.S87" chart:class="chart:bar">
            <chart:data-point chart:repeated="7"/>
          </chart:series>
          <chart:series chart:style-name="ch13" chart:values-cell-range-address="Monoprice.T81:Monoprice.T87" chart:class="chart:bar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White</text:p>
                <draw:g>
                  <svg:desc>Monoprice.A81:Monoprice.A87</svg:desc>
                </draw:g>
              </table:table-cell>
              <table:table-cell office:value-type="float" office:value="6.4993">
                <text:p>6.4993</text:p>
                <draw:g>
                  <svg:desc>Monoprice.B81:Monoprice.B87</svg:desc>
                </draw:g>
              </table:table-cell>
              <table:table-cell office:value-type="float" office:value="111.0219">
                <text:p>111.0219</text:p>
                <draw:g>
                  <svg:desc>Monoprice.C81:Monoprice.C87</svg:desc>
                </draw:g>
              </table:table-cell>
              <table:table-cell office:value-type="float" office:value="152.2613">
                <text:p>152.2613</text:p>
                <draw:g>
                  <svg:desc>Monoprice.D81:Monoprice.D87</svg:desc>
                </draw:g>
              </table:table-cell>
              <table:table-cell office:value-type="float" office:value="38.7024">
                <text:p>38.7024</text:p>
                <draw:g>
                  <svg:desc>Monoprice.E81:Monoprice.E87</svg:desc>
                </draw:g>
              </table:table-cell>
              <table:table-cell office:value-type="float" office:value="74.3463">
                <text:p>74.3463</text:p>
                <draw:g>
                  <svg:desc>Monoprice.F81:Monoprice.F87</svg:desc>
                </draw:g>
              </table:table-cell>
              <table:table-cell office:value-type="float" office:value="120.9616">
                <text:p>120.9616</text:p>
                <draw:g>
                  <svg:desc>Monoprice.G81:Monoprice.G87</svg:desc>
                </draw:g>
              </table:table-cell>
              <table:table-cell office:value-type="float" office:value="69.1006">
                <text:p>69.1006</text:p>
                <draw:g>
                  <svg:desc>Monoprice.H81:Monoprice.H87</svg:desc>
                </draw:g>
              </table:table-cell>
              <table:table-cell office:value-type="float" office:value="46.6393">
                <text:p>46.6393</text:p>
                <draw:g>
                  <svg:desc>Monoprice.I81:Monoprice.I87</svg:desc>
                </draw:g>
              </table:table-cell>
              <table:table-cell office:value-type="float" office:value="129.4593">
                <text:p>129.4593</text:p>
                <draw:g>
                  <svg:desc>Monoprice.J81:Monoprice.J87</svg:desc>
                </draw:g>
              </table:table-cell>
              <table:table-cell office:value-type="float" office:value="34.9391">
                <text:p>34.9391</text:p>
                <draw:g>
                  <svg:desc>Monoprice.K81:Monoprice.K87</svg:desc>
                </draw:g>
              </table:table-cell>
              <table:table-cell office:value-type="float" office:value="41.8973">
                <text:p>41.8973</text:p>
                <draw:g>
                  <svg:desc>Monoprice.L81:Monoprice.L87</svg:desc>
                </draw:g>
              </table:table-cell>
              <table:table-cell office:value-type="float" office:value="9.1338">
                <text:p>9.1338</text:p>
                <draw:g>
                  <svg:desc>Monoprice.M81:Monoprice.M87</svg:desc>
                </draw:g>
              </table:table-cell>
              <table:table-cell office:value-type="float" office:value="11.8311">
                <text:p>11.8311</text:p>
                <draw:g>
                  <svg:desc>Monoprice.N81:Monoprice.N87</svg:desc>
                </draw:g>
              </table:table-cell>
              <table:table-cell office:value-type="float" office:value="6.9033">
                <text:p>6.9033</text:p>
                <draw:g>
                  <svg:desc>Monoprice.O81:Monoprice.O87</svg:desc>
                </draw:g>
              </table:table-cell>
              <table:table-cell office:value-type="float" office:value="7.167">
                <text:p>7.167</text:p>
                <draw:g>
                  <svg:desc>Monoprice.P81:Monoprice.P87</svg:desc>
                </draw:g>
              </table:table-cell>
              <table:table-cell office:value-type="float" office:value="5.5683">
                <text:p>5.5683</text:p>
                <draw:g>
                  <svg:desc>Monoprice.Q81:Monoprice.Q87</svg:desc>
                </draw:g>
              </table:table-cell>
              <table:table-cell office:value-type="float" office:value="1.819">
                <text:p>1.819</text:p>
                <draw:g>
                  <svg:desc>Monoprice.R81:Monoprice.R87</svg:desc>
                </draw:g>
              </table:table-cell>
              <table:table-cell office:value-type="float" office:value="1.8102">
                <text:p>1.8102</text:p>
                <draw:g>
                  <svg:desc>Monoprice.S81:Monoprice.S87</svg:desc>
                </draw:g>
              </table:table-cell>
              <table:table-cell office:value-type="float" office:value="NaN">
                <text:p>NaN</text:p>
                <draw:g>
                  <svg:desc>Monoprice.T81:Monoprice.T8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3.1415">
                <text:p>153.1415</text:p>
              </table:table-cell>
              <table:table-cell office:value-type="float" office:value="38.7024">
                <text:p>38.7024</text:p>
              </table:table-cell>
              <table:table-cell office:value-type="float" office:value="75.1372">
                <text:p>75.1372</text:p>
              </table:table-cell>
              <table:table-cell office:value-type="float" office:value="120.9616">
                <text:p>120.9616</text:p>
              </table:table-cell>
              <table:table-cell office:value-type="float" office:value="70.6362">
                <text:p>70.6362</text:p>
              </table:table-cell>
              <table:table-cell office:value-type="float" office:value="45.7158">
                <text:p>45.7158</text:p>
              </table:table-cell>
              <table:table-cell office:value-type="float" office:value="129.4593">
                <text:p>129.4593</text:p>
              </table:table-cell>
              <table:table-cell office:value-type="float" office:value="33.0402">
                <text:p>33.0402</text:p>
              </table:table-cell>
              <table:table-cell office:value-type="float" office:value="42.8716">
                <text:p>42.8716</text:p>
              </table:table-cell>
              <table:table-cell office:value-type="float" office:value="9.1338">
                <text:p>9.1338</text:p>
              </table:table-cell>
              <table:table-cell office:value-type="float" office:value="10.921">
                <text:p>10.92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3.1415">
                <text:p>153.1415</text:p>
              </table:table-cell>
              <table:table-cell office:value-type="float" office:value="38.7024">
                <text:p>38.7024</text:p>
              </table:table-cell>
              <table:table-cell office:value-type="float" office:value="75.1372">
                <text:p>75.1372</text:p>
              </table:table-cell>
              <table:table-cell office:value-type="float" office:value="120.2501">
                <text:p>120.2501</text:p>
              </table:table-cell>
              <table:table-cell office:value-type="float" office:value="69.1006">
                <text:p>69.1006</text:p>
              </table:table-cell>
              <table:table-cell office:value-type="float" office:value="46.6393">
                <text:p>46.6393</text:p>
              </table:table-cell>
              <table:table-cell office:value-type="float" office:value="127.0395">
                <text:p>127.0395</text:p>
              </table:table-cell>
              <table:table-cell office:value-type="float" office:value="33.42">
                <text:p>33.42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3.1415">
                <text:p>153.1415</text:p>
              </table:table-cell>
              <table:table-cell office:value-type="float" office:value="38.7024">
                <text:p>38.7024</text:p>
              </table:table-cell>
              <table:table-cell office:value-type="float" office:value="74.3463">
                <text:p>74.3463</text:p>
              </table:table-cell>
              <table:table-cell office:value-type="float" office:value="120.9616">
                <text:p>120.9616</text:p>
              </table:table-cell>
              <table:table-cell office:value-type="float" office:value="68.0769">
                <text:p>68.0769</text:p>
              </table:table-cell>
              <table:table-cell office:value-type="float" office:value="46.6393">
                <text:p>46.6393</text:p>
              </table:table-cell>
              <table:table-cell office:value-type="float" office:value="128.2494">
                <text:p>128.2494</text:p>
              </table:table-cell>
              <table:table-cell office:value-type="float" office:value="34.5593">
                <text:p>34.5593</text:p>
              </table:table-cell>
              <table:table-cell office:value-type="float" office:value="41.8973">
                <text:p>41.8973</text:p>
              </table:table-cell>
              <table:table-cell office:value-type="float" office:value="9.4851">
                <text:p>9.4851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0219">
                <text:p>111.0219</text:p>
              </table:table-cell>
              <table:table-cell office:value-type="float" office:value="154.0216">
                <text:p>154.0216</text:p>
              </table:table-cell>
              <table:table-cell office:value-type="float" office:value="38.7024">
                <text:p>38.7024</text:p>
              </table:table-cell>
              <table:table-cell office:value-type="float" office:value="75.1372">
                <text:p>75.1372</text:p>
              </table:table-cell>
              <table:table-cell office:value-type="float" office:value="120.9616">
                <text:p>120.9616</text:p>
              </table:table-cell>
              <table:table-cell office:value-type="float" office:value="70.6362">
                <text:p>70.6362</text:p>
              </table:table-cell>
              <table:table-cell office:value-type="float" office:value="47.1011">
                <text:p>47.1011</text:p>
              </table:table-cell>
              <table:table-cell office:value-type="float" office:value="128.2494">
                <text:p>128.2494</text:p>
              </table:table-cell>
              <table:table-cell office:value-type="float" office:value="34.5593">
                <text:p>34.5593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0.921">
                <text:p>10.92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4.9017">
                <text:p>154.9017</text:p>
              </table:table-cell>
              <table:table-cell office:value-type="float" office:value="38.7024">
                <text:p>38.7024</text:p>
              </table:table-cell>
              <table:table-cell office:value-type="float" office:value="75.9281">
                <text:p>75.9281</text:p>
              </table:table-cell>
              <table:table-cell office:value-type="float" office:value="121.6732">
                <text:p>121.6732</text:p>
              </table:table-cell>
              <table:table-cell office:value-type="float" office:value="67.565">
                <text:p>67.565</text:p>
              </table:table-cell>
              <table:table-cell office:value-type="float" office:value="47.1011">
                <text:p>47.1011</text:p>
              </table:table-cell>
              <table:table-cell office:value-type="float" office:value="127.0395">
                <text:p>127.0395</text:p>
              </table:table-cell>
              <table:table-cell office:value-type="float" office:value="34.1795">
                <text:p>34.1795</text:p>
              </table:table-cell>
              <table:table-cell office:value-type="float" office:value="40.9229">
                <text:p>40.9229</text:p>
              </table:table-cell>
              <table:table-cell office:value-type="float" office:value="9.1338">
                <text:p>9.1338</text:p>
              </table:table-cell>
              <table:table-cell office:value-type="float" office:value="10.921">
                <text:p>10.92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19">
                <text:p>0.5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98">
                <text:p>0.3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52cm" svg:y="0.316cm" chart:style-name="ch2">
          <text:p>Red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2.6404">
                <text:p>2.6404</text:p>
              </table:table-cell>
              <table:table-cell office:value-type="float" office:value="0.9676">
                <text:p>0.9676</text:p>
              </table:table-cell>
              <table:table-cell office:value-type="float" office:value="2.3728">
                <text:p>2.3728</text:p>
              </table:table-cell>
              <table:table-cell office:value-type="float" office:value="1.4231">
                <text:p>1.4231</text:p>
              </table:table-cell>
              <table:table-cell office:value-type="float" office:value="1.0237">
                <text:p>1.0237</text:p>
              </table:table-cell>
              <table:table-cell office:value-type="float" office:value="5.5413">
                <text:p>5.5413</text:p>
              </table:table-cell>
              <table:table-cell office:value-type="float" office:value="116.1504">
                <text:p>116.1504</text:p>
              </table:table-cell>
              <table:table-cell office:value-type="float" office:value="31.1413">
                <text:p>31.1413</text:p>
              </table:table-cell>
              <table:table-cell office:value-type="float" office:value="39.9486">
                <text:p>39.9486</text:p>
              </table:table-cell>
              <table:table-cell office:value-type="float" office:value="8.0799">
                <text:p>8.0799</text:p>
              </table:table-cell>
              <table:table-cell office:value-type="float" office:value="10.0109">
                <text:p>10.0109</text:p>
              </table:table-cell>
              <table:table-cell office:value-type="float" office:value="6.0404">
                <text:p>6.0404</text:p>
              </table:table-cell>
              <table:table-cell office:value-type="float" office:value="5.3753">
                <text:p>5.3753</text:p>
              </table:table-cell>
              <table:table-cell office:value-type="float" office:value="4.4546">
                <text:p>4.4546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308cm" svg:y="0.316cm" chart:style-name="ch2">
          <text:p>Green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3.5205">
                <text:p>3.5205</text:p>
              </table:table-cell>
              <table:table-cell office:value-type="float" office:value="12.5783">
                <text:p>12.5783</text:p>
              </table:table-cell>
              <table:table-cell office:value-type="float" office:value="56.9461">
                <text:p>56.9461</text:p>
              </table:table-cell>
              <table:table-cell office:value-type="float" office:value="112.4232">
                <text:p>112.4232</text:p>
              </table:table-cell>
              <table:table-cell office:value-type="float" office:value="66.0295">
                <text:p>66.0295</text:p>
              </table:table-cell>
              <table:table-cell office:value-type="float" office:value="38.7891">
                <text:p>38.7891</text:p>
              </table:table-cell>
              <table:table-cell office:value-type="float" office:value="8.4693">
                <text:p>8.4693</text:p>
              </table:table-cell>
              <table:table-cell office:value-type="float" office:value="0.7595">
                <text:p>0.7595</text:p>
              </table:table-cell>
              <table:table-cell office:value-type="float" office:value="0">
                <text:p>0</text:p>
              </table:table-cell>
              <table:table-cell office:value-type="float" office:value="0.7026">
                <text:p>0.7026</text:p>
              </table:table-cell>
              <table:table-cell office:value-type="float" office:value="0">
                <text:p>0</text:p>
              </table:table-cell>
              <table:table-cell office:value-type="float" office:value="0.8629">
                <text:p>0.8629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Blue</text:p>
        </chart:title>
        <chart:plot-area chart:style-name="ch3" table:cell-range-address="'Monoprice Graphs'.A10:'Monoprice Graphs'.S11" chart:data-source-has-labels="row" svg:x="0.32cm" svg:y="1.275cm" svg:width="15.36cm" svg:height="7.545cm">
          <chartooo:coordinate-region svg:x="1.127cm" svg:y="1.475cm" svg:width="14.553cm" svg:height="6.3cm"/>
          <chart:axis chart:dimension="x" chart:name="primary-x" chart:style-name="ch4" chartooo:axis-type="auto">
            <chartooo:date-scale/>
            <chart:categories table:cell-range-address="'Monoprice Graphs'.A10:'Monoprice Graphs'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noprice Graphs'.A11:'Monoprice Graphs'.S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Monoprice Graphs'.A10:'Monoprice Graphs'.S10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onoprice Graphs'.A11:'Monoprice Graphs'.S11</svg:desc>
                </draw:g>
              </table:table-cell>
              <table:table-cell office:value-type="float" office:value="3.7139">
                <text:p>3.7139</text:p>
              </table:table-cell>
              <table:table-cell office:value-type="float" office:value="109.0741">
                <text:p>109.0741</text:p>
              </table:table-cell>
              <table:table-cell office:value-type="float" office:value="155.7818">
                <text:p>155.7818</text:p>
              </table:table-cell>
              <table:table-cell office:value-type="float" office:value="26.1241">
                <text:p>26.1241</text:p>
              </table:table-cell>
              <table:table-cell office:value-type="float" office:value="15.8184">
                <text:p>15.8184</text:p>
              </table:table-cell>
              <table:table-cell office:value-type="float" office:value="6.4039">
                <text:p>6.4039</text:p>
              </table:table-cell>
              <table:table-cell office:value-type="float" office:value="1.5356">
                <text:p>1.5356</text:p>
              </table:table-cell>
              <table:table-cell office:value-type="float" office:value="0.9236">
                <text:p>0.9236</text:p>
              </table:table-cell>
              <table:table-cell office:value-type="float" office:value="0">
                <text:p>0</text:p>
              </table:table-cell>
              <table:table-cell office:value-type="float" office:value="0.3798">
                <text:p>0.3798</text:p>
              </table:table-cell>
              <table:table-cell office:value-type="float" office:value="0.9744">
                <text:p>0.9744</text:p>
              </table:table-cell>
              <table:table-cell office:value-type="float" office:value="0.3513">
                <text:p>0.3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White</text:p>
        </chart:title>
        <chart:plot-area chart:style-name="ch3" table:cell-range-address="'Monoprice Graphs'.A13:'Monoprice Graphs'.S14" chart:data-source-has-labels="row" svg:x="0.32cm" svg:y="1.275cm" svg:width="15.36cm" svg:height="7.545cm">
          <chartooo:coordinate-region svg:x="1.127cm" svg:y="1.474cm" svg:width="14.553cm" svg:height="6.301cm"/>
          <chart:axis chart:dimension="x" chart:name="primary-x" chart:style-name="ch4" chartooo:axis-type="auto">
            <chartooo:date-scale/>
            <chart:categories table:cell-range-address="'Monoprice Graphs'.A13:'Monoprice Graphs'.S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noprice Graphs'.A14:'Monoprice Graphs'.S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Monoprice Graphs'.A13:'Monoprice Graphs'.S13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onoprice Graphs'.A14:'Monoprice Graphs'.S14</svg:desc>
                </draw:g>
              </table:table-cell>
              <table:table-cell office:value-type="float" office:value="6.4993">
                <text:p>6.4993</text:p>
              </table:table-cell>
              <table:table-cell office:value-type="float" office:value="111.0219">
                <text:p>111.0219</text:p>
              </table:table-cell>
              <table:table-cell office:value-type="float" office:value="152.2613">
                <text:p>152.2613</text:p>
              </table:table-cell>
              <table:table-cell office:value-type="float" office:value="38.7024">
                <text:p>38.7024</text:p>
              </table:table-cell>
              <table:table-cell office:value-type="float" office:value="74.3463">
                <text:p>74.3463</text:p>
              </table:table-cell>
              <table:table-cell office:value-type="float" office:value="120.9616">
                <text:p>120.9616</text:p>
              </table:table-cell>
              <table:table-cell office:value-type="float" office:value="69.1006">
                <text:p>69.1006</text:p>
              </table:table-cell>
              <table:table-cell office:value-type="float" office:value="46.6393">
                <text:p>46.6393</text:p>
              </table:table-cell>
              <table:table-cell office:value-type="float" office:value="129.4593">
                <text:p>129.4593</text:p>
              </table:table-cell>
              <table:table-cell office:value-type="float" office:value="34.9391">
                <text:p>34.9391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52cm" svg:y="0.316cm" chart:style-name="ch2">
          <text:p>Red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2.6404">
                <text:p>2.6404</text:p>
              </table:table-cell>
              <table:table-cell office:value-type="float" office:value="0.9676">
                <text:p>0.9676</text:p>
              </table:table-cell>
              <table:table-cell office:value-type="float" office:value="2.3728">
                <text:p>2.3728</text:p>
              </table:table-cell>
              <table:table-cell office:value-type="float" office:value="1.4231">
                <text:p>1.4231</text:p>
              </table:table-cell>
              <table:table-cell office:value-type="float" office:value="1.0237">
                <text:p>1.0237</text:p>
              </table:table-cell>
              <table:table-cell office:value-type="float" office:value="5.5413">
                <text:p>5.5413</text:p>
              </table:table-cell>
              <table:table-cell office:value-type="float" office:value="116.1504">
                <text:p>116.1504</text:p>
              </table:table-cell>
              <table:table-cell office:value-type="float" office:value="31.1413">
                <text:p>31.1413</text:p>
              </table:table-cell>
              <table:table-cell office:value-type="float" office:value="39.9486">
                <text:p>39.9486</text:p>
              </table:table-cell>
              <table:table-cell office:value-type="float" office:value="8.0799">
                <text:p>8.0799</text:p>
              </table:table-cell>
              <table:table-cell office:value-type="float" office:value="10.0109">
                <text:p>10.0109</text:p>
              </table:table-cell>
              <table:table-cell office:value-type="float" office:value="6.0404">
                <text:p>6.0404</text:p>
              </table:table-cell>
              <table:table-cell office:value-type="float" office:value="5.3753">
                <text:p>5.3753</text:p>
              </table:table-cell>
              <table:table-cell office:value-type="float" office:value="4.4546">
                <text:p>4.4546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308cm" svg:y="0.316cm" chart:style-name="ch2">
          <text:p>Green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3.5205">
                <text:p>3.5205</text:p>
              </table:table-cell>
              <table:table-cell office:value-type="float" office:value="12.5783">
                <text:p>12.5783</text:p>
              </table:table-cell>
              <table:table-cell office:value-type="float" office:value="56.9461">
                <text:p>56.9461</text:p>
              </table:table-cell>
              <table:table-cell office:value-type="float" office:value="112.4232">
                <text:p>112.4232</text:p>
              </table:table-cell>
              <table:table-cell office:value-type="float" office:value="66.0295">
                <text:p>66.0295</text:p>
              </table:table-cell>
              <table:table-cell office:value-type="float" office:value="38.7891">
                <text:p>38.7891</text:p>
              </table:table-cell>
              <table:table-cell office:value-type="float" office:value="8.4693">
                <text:p>8.4693</text:p>
              </table:table-cell>
              <table:table-cell office:value-type="float" office:value="0.7595">
                <text:p>0.7595</text:p>
              </table:table-cell>
              <table:table-cell office:value-type="float" office:value="0">
                <text:p>0</text:p>
              </table:table-cell>
              <table:table-cell office:value-type="float" office:value="0.7026">
                <text:p>0.7026</text:p>
              </table:table-cell>
              <table:table-cell office:value-type="float" office:value="0">
                <text:p>0</text:p>
              </table:table-cell>
              <table:table-cell office:value-type="float" office:value="0.8629">
                <text:p>0.8629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Blue</text:p>
        </chart:title>
        <chart:plot-area chart:style-name="ch3" table:cell-range-address="'27Inch Graphs'.A10:'27Inch Graphs'.S11" chart:data-source-has-labels="row" svg:x="0.32cm" svg:y="1.275cm" svg:width="15.36cm" svg:height="7.545cm">
          <chartooo:coordinate-region svg:x="0.941cm" svg:y="1.474cm" svg:width="14.739cm" svg:height="6.301cm"/>
          <chart:axis chart:dimension="x" chart:name="primary-x" chart:style-name="ch4" chartooo:axis-type="auto">
            <chartooo:date-scale/>
            <chart:categories table:cell-range-address="'27Inch Graphs'.A10:'27Inch Graphs'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7Inch Graphs'.A11:'27Inch Graphs'.S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27Inch Graphs'.A10:'27Inch Graphs'.S10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7Inch Graphs'.A11:'27Inch Graphs'.S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8.5036">
                <text:p>18.5036</text:p>
              </table:table-cell>
              <table:table-cell office:value-type="float" office:value="61.6086">
                <text:p>61.6086</text:p>
              </table:table-cell>
              <table:table-cell office:value-type="float" office:value="12.5783">
                <text:p>12.5783</text:p>
              </table:table-cell>
              <table:table-cell office:value-type="float" office:value="3.9546">
                <text:p>3.9546</text:p>
              </table:table-cell>
              <table:table-cell office:value-type="float" office:value="2.8462">
                <text:p>2.8462</text:p>
              </table:table-cell>
              <table:table-cell office:value-type="float" office:value="0.5119">
                <text:p>0.5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White</text:p>
        </chart:title>
        <chart:plot-area chart:style-name="ch3" table:cell-range-address="'27Inch Graphs'.A13:'27Inch Graphs'.S14" chart:data-source-has-labels="row" svg:x="0.32cm" svg:y="1.275cm" svg:width="15.36cm" svg:height="7.545cm">
          <chartooo:coordinate-region svg:x="0.941cm" svg:y="1.475cm" svg:width="14.739cm" svg:height="6.3cm"/>
          <chart:axis chart:dimension="x" chart:name="primary-x" chart:style-name="ch4" chartooo:axis-type="auto">
            <chartooo:date-scale/>
            <chart:categories table:cell-range-address="'27Inch Graphs'.A13:'27Inch Graphs'.S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7Inch Graphs'.A14:'27Inch Graphs'.S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27Inch Graphs'.A13:'27Inch Graphs'.S13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7Inch Graphs'.A14:'27Inch Graphs'.S14</svg:desc>
                </draw:g>
              </table:table-cell>
              <table:table-cell office:value-type="float" office:value="1.8569">
                <text:p>1.8569</text:p>
              </table:table-cell>
              <table:table-cell office:value-type="float" office:value="22.3992">
                <text:p>22.3992</text:p>
              </table:table-cell>
              <table:table-cell office:value-type="float" office:value="69.5297">
                <text:p>69.5297</text:p>
              </table:table-cell>
              <table:table-cell office:value-type="float" office:value="19.3512">
                <text:p>19.3512</text:p>
              </table:table-cell>
              <table:table-cell office:value-type="float" office:value="26.8912">
                <text:p>26.8912</text:p>
              </table:table-cell>
              <table:table-cell office:value-type="float" office:value="76.8462">
                <text:p>76.8462</text:p>
              </table:table-cell>
              <table:table-cell office:value-type="float" office:value="17.4031">
                <text:p>17.4031</text:p>
              </table:table-cell>
              <table:table-cell office:value-type="float" office:value="2.7707">
                <text:p>2.7707</text:p>
              </table:table-cell>
              <table:table-cell office:value-type="float" office:value="72.594">
                <text:p>72.594</text:p>
              </table:table-cell>
              <table:table-cell office:value-type="float" office:value="39.1166">
                <text:p>39.1166</text:p>
              </table:table-cell>
              <table:table-cell office:value-type="float" office:value="9.7436">
                <text:p>9.7436</text:p>
              </table:table-cell>
              <table:table-cell office:value-type="float" office:value="1.4052">
                <text:p>1.4052</text:p>
              </table:table-cell>
              <table:table-cell office:value-type="float" office:value="1.8202">
                <text:p>1.8202</text:p>
              </table:table-cell>
              <table:table-cell office:value-type="float" office:value="0.8629">
                <text:p>0.8629</text:p>
              </table:table-cell>
              <table:table-cell office:value-type="float" office:value="2.6876">
                <text:p>2.6876</text:p>
              </table:table-cell>
              <table:table-cell office:value-type="float" office:value="2.2273">
                <text:p>2.2273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